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a323" officeooo:paragraph-rsid="0012a323"/>
    </style:style>
    <style:style style:name="P2" style:family="paragraph" style:parent-style-name="Standard">
      <style:text-properties officeooo:rsid="001466a1" officeooo:paragraph-rsid="001466a1"/>
    </style:style>
    <style:style style:name="P3" style:family="paragraph" style:parent-style-name="Standard">
      <style:text-properties officeooo:rsid="0015b26c" officeooo:paragraph-rsid="0015b26c"/>
    </style:style>
    <style:style style:name="P4" style:family="paragraph" style:parent-style-name="Standard">
      <style:text-properties officeooo:rsid="0015b26c" officeooo:paragraph-rsid="001fd970"/>
    </style:style>
    <style:style style:name="P5" style:family="paragraph" style:parent-style-name="Standard">
      <style:text-properties officeooo:rsid="00179766" officeooo:paragraph-rsid="00183815"/>
    </style:style>
    <style:style style:name="P6" style:family="paragraph" style:parent-style-name="Standard" style:list-style-name="L1">
      <style:text-properties officeooo:rsid="0015b26c" officeooo:paragraph-rsid="0015b26c"/>
    </style:style>
    <style:style style:name="P7" style:family="paragraph" style:parent-style-name="Standard" style:list-style-name="L1">
      <style:text-properties officeooo:rsid="0019911c" officeooo:paragraph-rsid="0019911c"/>
    </style:style>
    <style:style style:name="P8" style:family="paragraph" style:parent-style-name="Standard" style:list-style-name="L2">
      <style:text-properties officeooo:rsid="0012a323" officeooo:paragraph-rsid="0012a323"/>
    </style:style>
    <style:style style:name="P9" style:family="paragraph" style:parent-style-name="Standard" style:list-style-name="L2">
      <style:text-properties officeooo:rsid="0012a323" officeooo:paragraph-rsid="001bd750"/>
    </style:style>
    <style:style style:name="P10" style:family="paragraph" style:parent-style-name="Standard" style:list-style-name="L2">
      <style:text-properties officeooo:rsid="00219299" officeooo:paragraph-rsid="00219299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2a323"/>
    </style:style>
    <style:style style:name="T2" style:family="text">
      <style:text-properties officeooo:rsid="001466a1"/>
    </style:style>
    <style:style style:name="T3" style:family="text">
      <style:text-properties officeooo:rsid="00183815"/>
    </style:style>
    <style:style style:name="T4" style:family="text">
      <style:text-properties officeooo:rsid="0019911c"/>
    </style:style>
    <style:style style:name="T5" style:family="text">
      <style:text-properties officeooo:rsid="0019baa2"/>
    </style:style>
    <style:style style:name="T6" style:family="text">
      <style:text-properties officeooo:rsid="001aea3b"/>
    </style:style>
    <style:style style:name="T7" style:family="text">
      <style:text-properties officeooo:rsid="001bd750"/>
    </style:style>
    <style:style style:name="T8" style:family="text">
      <style:text-properties officeooo:rsid="00219299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К</text:span>онтент для нового сайту</text:h>
      <text:p text:style-name="P4">Сайт взагалі створюється для того, щоб донести людям інформацію: загальну інформацію про компанію, контактні данні, приклади роботи (продукт компанії), новини і акції, оголошення. <text:span text:style-name="T7">Сайт це ЗМІ</text:span><text:span text:style-name="T7"><office:annotation><dc:creator>Невідомий автор</dc:creator><dc:date>2017-07-04T13:29:41</dc:date><text:p text:style-name="P11"><text:span text:style-name="T9">Чет­вертая власть</text:span></text:p></office:annotation></text:span><text:span text:style-name="T7">, хоч маленьке, але ваше, приватне.</text:span> Саме інформація і є головною цінністю на сайті, вже потім оформлення і тому подібне.</text:p>
      <text:p text:style-name="P4"/>
      <text:p text:style-name="P4">Наступний список для сайту з п'яти сторінок:</text:p>
      <text:list xml:id="list2643989412185006690" text:style-name="L1">
        <text:list-item>
          <text:p text:style-name="P6">головної сторінки;</text:p>
        </text:list-item>
        <text:list-item>
          <text:p text:style-name="P6">сторінки про компанію;</text:p>
        </text:list-item>
        <text:list-item>
          <text:p text:style-name="P6">трьох сторінок прикладів роботи / продукту компанії;</text:p>
        </text:list-item>
        <text:list-item>
          <text:p text:style-name="P7">контакти в футері і присутні на всіх сторінках.</text:p>
        </text:list-item>
      </text:list>
      <text:p text:style-name="P2"/>
      <text:p text:style-name="P3">Необхідні матеріали:</text:p>
      <text:list xml:id="list1030157356160757883" text:style-name="L2">
        <text:list-item>
          <text:p text:style-name="P8">Текст “Про нас”, можливо додатково 1-2 фото. <text:span text:style-name="T6">Тут: чим займаєтесь, скільки часу, скільки вас, можливо про ціноутворення</text:span>;<office:annotation><dc:creator>Невідомий автор</dc:creator><dc:date>2017-07-04T13:24:36</dc:date><text:p text:style-name="P11"><text:span text:style-name="T9">Ри­тори­чес­кий воп­рос: "Что та­кое про­фес­си­онал, ес­ли речь идет о гла­ве по­сел­ка, го­рода, ре­ги­она? В ка­ком учеб­ном за­веде­нии их го­товят?"</text:span></text:p></office:annotation></text:p>
        </text:list-item>
        <text:list-item>
          <text:p text:style-name="P8">1-3 фото для слайдера на головній сторінці 1280x300px. <text:span text:style-name="T5">В</text:span> планах є запропонувати альтернативний слайдер для більш звичайного розміру фото <text:span text:style-name="T5">A/R 1.5 (3:2)?</text:span>, <text:span text:style-name="T2">але займусь по мірі потреби. Додатково до цих фотографій, головне і другорядне речення (тексти на слайдері);</text:span></text:p>
        </text:list-item>
        <text:list-item>
          <text:p text:style-name="P8">Три комплекти статті для портфоліо:</text:p>
          <text:list>
            <text:list-item>
              <text:p text:style-name="P9">опис виконаної роботи;</text:p>
            </text:list-item>
            <text:list-item>
              <text:p text:style-name="P9"><text:span text:style-name="T2">декілька </text:span>фотографі<text:span text:style-name="T2">й (без обмежень кількості).</text:span></text:p>
            </text:list-item>
          </text:list>
        </text:list-item>
        <text:list-item>
          <text:p text:style-name="P8">Контакти: телефони, email, адреса, контактна особа;</text:p>
        </text:list-item>
        <text:list-item>
          <text:p text:style-name="P8">Лого img - за наявності, не обов'язково;</text:p>
        </text:list-item>
        <text:list-item>
          <text:p text:style-name="P10">Відео звернення.</text:p>
        </text:list-item>
      </text:list>
      <text:p text:style-name="P1"/>
      <text:p text:style-name="P5">Рекомендації по тексту<office:annotation><dc:creator>Невідомий автор</dc:creator><dc:date>2017-07-04T13:27:43</dc:date><text:p text:style-name="P11"><text:span text:style-name="T9">РR-тексты</text:span></text:p></office:annotation>: один текст бажано щоб мав 2<text:span text:style-name="T5">2</text:span>0-<text:span text:style-name="T5">40</text:span>0 слів, <text:span text:style-name="T4">або 1600-3000 символів, подивився які тексти пишуть професіональні копірайтери, в моїй практиці - приблизно одна сторінка тексту. Текст</text:span> <text:span text:style-name="T6">має</text:span> бу<text:span text:style-name="T6">ти</text:span> унікальним — <text:span text:style-name="T3">пошукайте онлайн сервіси для перевірки унікальності контенту. Порадити якийсь конкретний я не можу, безпосередньо текстами не займаюсь, знаю що використовують контент вотч. Справа в тому, що сторінка з скопійованим текстом буде займати дуже погані позиції в пошукових результатах, буде шкодити сайту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8:39:31.393939312</meta:creation-date>
    <meta:generator>LibreOffice/5.1.4.2$Linux_X86_64 LibreOffice_project/10m0$Build-2</meta:generator>
    <dc:date>2017-07-04T16:32:53.083232775</dc:date>
    <meta:editing-duration>PT29M35S</meta:editing-duration>
    <meta:editing-cycles>5</meta:editing-cycles>
    <meta:document-statistic meta:table-count="0" meta:image-count="0" meta:object-count="0" meta:page-count="1" meta:paragraph-count="17" meta:word-count="245" meta:character-count="1661" meta:non-whitespace-character-count="1444"/>
  </office:meta>
</office:document-meta>
</file>